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00cc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DATABASE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or storing users: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= user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table:style-name="ce6" office:value-type="string" calcext:value-type="string">
            <text:p>hashed password</text:p>
          </table:table-cell>
          <table:table-cell office:value-type="string" calcext:value-type="string">
            <text:p>key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for each user: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= “n”+id of the user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ublic</text:p>
          </table:table-cell>
          <table:table-cell table:style-name="ce7" office:value-type="string" calcext:value-type="string">
            <text:p>upvotes</text:p>
          </table:table-cell>
          <table:table-cell table:style-name="ce2" office:value-type="string" calcext:value-type="string">
            <text:p>alig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crypted</text:p>
          </table:table-cell>
          <table:table-cell office:value-type="string" calcext:value-type="string">
            <text:p>rnd string</text:p>
          </table:table-cell>
          <table:table-cell office:value-type="string" calcext:value-type="string">
            <text:p>(yes/no)</text:p>
          </table:table-cell>
          <table:table-cell table:style-name="ce7"/>
          <table:table-cell table:style-name="ce2" office:value-type="string" calcext:value-type="string">
            <text:p>left/center/right</text:p>
          </table:table-cell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for each note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= 'n'+id of the note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mment(100)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ncrypted</text:p>
          </table:table-cell>
          <table:table-cell table:number-columns-repeated="3"/>
          <table:table-cell table:style-name="ce2"/>
          <table:table-cell/>
        </table:table-row>
        <table:table-row table:style-name="ro1" table:number-rows-repeated="5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comments for each public note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<text:s/>= 'p'+rnd string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omment</text:p>
          </table:table-cell>
          <table:table-cell table:number-columns-repeated="2"/>
          <table:table-cell table:style-name="ce2"/>
          <table:table-cell/>
        </table:table-row>
        <table:table-row table:style-name="ro1" table:number-rows-repeated="5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" office:value-type="string" calcext:value-type="string">
            <text:p>To be added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Fixing the alignment of the note content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Create a random string for each note and have a colum if the note is public or not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Changing password if forgo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Changing password in gener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Comments for each public note </text:p>
          </table:table-cell>
          <table:table-cell table:style-name="ce4" table:number-columns-repeated="2"/>
          <table:table-cell table:style-name="ce4" office:value-type="string" calcext:value-type="string">
            <text:p>Only when logged in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Upvotes for each public not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Create separate tabs for all,public,private notes in MY Notes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Show warning in modal while deleting any note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Settings menu to set their profil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A page to view profile of the autho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Search bar for the notes in the list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Implement share via fb/g+/twitter etc for public notes</text:p>
          </table:table-cell>
          <table:table-cell table:style-name="ce5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5:34:11.129882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39:26.512439281</meta:creation-date>
    <meta:generator>LibreOffice/4.2.8.2$Linux_X86_64 LibreOffice_project/420m0$Build-2</meta:generator>
    <dc:date>2016-03-20T15:38:30.111201954</dc:date>
    <meta:editing-duration>PT6H53M9S</meta:editing-duration>
    <meta:editing-cycles>12</meta:editing-cycles>
    <meta:document-statistic meta:table-count="1" meta:cell-count="46" meta:object-count="0"/>
  </office:meta>
</office:document-meta>
</file>